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Sect1" style:family="section"/>
    <style:page-layout style:name="PLayout2">
      <style:page-layout-properties fo:margin-top="28.000000mm" fo:margin-bottom="28.000000mm" fo:margin-left="28.000000mm" fo:margin-right="28.000000mm"/>
    </style:page-layout>
    <style:page-layout style:name="Standard">
      <style:page-layout-properties fo:margin-top="28.000000mm" fo:margin-bottom="28.000000mm" fo:margin-left="28.000000mm" fo:margin-right="28.000000mm"/>
    </style:page-layout>
  </office:automatic-styles>
  <office:body>
    <office:text>
      <text:section text:style-name="Sect1" text:name="Section1">
        <text:p text:style-name="Heading 1">pgRouting</text:p>
        <text:p text:style-name="Heading 2">About</text:p>
        <text:p text:style-name="Normal"><text:a xlink:href="http://pgrouting.postlbs.org/">pgRouting</text:a> is an extension of PostGIS and adds routing functionality to PostGIS/PostgreSQL. pgRouting provides following functions: Dikstra - routing algorithm without heuristics; A-Star - routing for large datasets (with heuristics); Shooting-Star - routing with turn restrictions (with heuristics); Traveling Salesperson Problem (TSP); Driving Distance calculation (Isolines).</text:p>
        <text:p text:style-name="Heading 2">Running</text:p>
        <text:p text:style-name="Normal">pgRouting functions can be added to any PostGIS database. For detailed manual please refer to pgRpouting <text:a xlink:href="http://pgrouting.postlbs.org/wiki/pgRoutingDocs/installation">website</text:a>.</text:p>
        <text:p text:style-name="Normal"/>
        <text:p text:style-name="Normal"/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Liberation Serif" svg:font-family="Liberation Serif"/>
  </office:font-face-decls>
  <office:styles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/>
      <style:text-properties style:font-name="Liberation Sans" fo:font-size="14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